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5510" officeooo:paragraph-rsid="00135510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35510" officeooo:paragraph-rsid="00135510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135510" officeooo:paragraph-rsid="00135510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16366a" officeooo:paragraph-rsid="0016366a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44098" officeooo:paragraph-rsid="00144098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4ffb1" officeooo:paragraph-rsid="0014ffb1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6366a" officeooo:paragraph-rsid="0016366a"/>
    </style:style>
    <style:style style:name="T1" style:family="text">
      <style:text-properties officeooo:rsid="0014ff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AND GREETINGS</text:p>
      <text:p text:style-name="P1"/>
      <text:p text:style-name="P1"/>
      <text:list xml:id="list3111033002" text:style-name="L1">
        <text:list-item>
          <text:p text:style-name="P3">What is Greeting?</text:p>
          <text:p text:style-name="P5">Greeting is something friendly or polite that you say or do when meet or <text:s/>welcome someone.</text:p>
          <text:p text:style-name="P5">Good Morning</text:p>
          <text:p text:style-name="P5">How do you do?</text:p>
          <text:p text:style-name="P5">How are you?</text:p>
          <text:p text:style-name="P5">Nice to see you!</text:p>
          <text:p text:style-name="P5">Long time no see!</text:p>
          <text:p text:style-name="P5">Pleased to see you!</text:p>
          <text:p text:style-name="P2"/>
        </text:list-item>
        <text:list-item>
          <text:p text:style-name="P3">What is an introduction?</text:p>
          <text:p text:style-name="P2">The act of beginning something new.</text:p>
          <text:p text:style-name="P2">The act of starting something for the first time: introduction someone new.</text:p>
          <text:p text:style-name="P2">Formally making a person known to another or to the public.</text:p>
          <text:p text:style-name="P5">“Hi, My Name is Yaskaran”</text:p>
          <text:p text:style-name="P2"/>
        </text:list-item>
        <text:list-item>
          <text:p text:style-name="P3"><text:span text:style-name="T1">I</text:span>nformal greeting?</text:p>
          <text:p text:style-name="P6">Hey Hi, How are ya, How are things</text:p>
          <text:p text:style-name="P6">How’s it going, How ya doing, What’s up, What’s new, What’s happening</text:p>
          <text:p text:style-name="P6">I’m good, All right pretty good, all right, not bad, nothin much</text:p>
          <text:p text:style-name="P6">Nice meeting you, Take care, Take it easy.</text:p>
          <text:p text:style-name="P6"/>
        </text:list-item>
        <text:list-item>
          <text:p text:style-name="P4">Formal greeting?</text:p>
          <text:p text:style-name="P7">Nice to meet you</text:p>
          <text:p text:style-name="P7">I am pleased to meet you</text:p>
          <text:p text:style-name="P7">It’s my honor to meet you</text:p>
          <text:p text:style-name="P7">Do you know each other?</text:p>
          <text:p text:style-name="P7">He Reports to HR manager</text:p>
          <text:p text:style-name="P6"/>
        </text:list-item>
        <text:list-item>
          <text:p text:style-name="P3">Common situations for introductions?</text:p>
          <text:p text:style-name="P7">Face to Face Interaction</text:p>
          <text:p text:style-name="P7">Introduced to unknown stranger</text:p>
          <text:p text:style-name="P7">Introduced to an unknown peer</text:p>
          <text:p text:style-name="P7">Introduced to some other people who have the same social status.</text:p>
          <text:p text:style-name="P2"/>
        </text:list-item>
        <text:list-item>
          <text:p text:style-name="P3">Basic rules of greeting?</text:p>
          <text:p text:style-name="P6">First Impressions are made</text:p>
          <text:p text:style-name="P6">All relationships begin with greetings</text:p>
          <text:p text:style-name="P6">trust is established </text:p>
          <text:p text:style-name="P6">polite and thoughtful</text:p>
          <text:p text:style-name="P6">assumptions are made</text:p>
          <text:p text:style-name="P6">make the atmosphere health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30T17:43:29.250464435</meta:creation-date>
    <dc:date>2023-01-30T18:47:59.308487538</dc:date>
    <meta:editing-duration>PT20M4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7" meta:word-count="211" meta:character-count="1168" meta:non-whitespace-character-count="998"/>
  </office:meta>
</office:document-meta>
</file>